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800000087A51EE13F.jpg" manifest:media-type=""/>
  <manifest:file-entry manifest:full-path="Pictures/10000F330000305700003057F89BCC98.svg" manifest:media-type=""/>
  <manifest:file-entry manifest:full-path="Pictures/1000020100000090000000AB4054E880.png" manifest:media-type=""/>
  <manifest:file-entry manifest:full-path="Pictures/1000020000000096000000929D8C6834.png" manifest:media-type=""/>
  <manifest:file-entry manifest:full-path="Pictures/10000201000001D4000001D466A9CAA1.pn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10580000909C0000166F515F01A7.svg" manifest:media-type=""/>
  <manifest:file-entry manifest:full-path="Pictures/1000020100000577000000D90E32639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ro1" style:family="table-row">
      <style:table-row-properties style:row-height="0.852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4054E880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66A9CAA1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5.4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  <text:list>
                      <text:list-item>
                        <text:p>もっとかっこよくもかけるお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7.4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数学の集合の表記に似た感じでリストを作る<text:line-break/><text:line-break/><text:line-break/><text:line-break/><text:line-break/></text:p>
              </text:list-item>
              <text:list-item>
                <text:p>条件のことを「フィルター」っていいます</text:p>
              </text:list-item>
            </text:list>
          </draw:text-box>
        </draw:frame>
        <draw:custom-shape draw:style-name="gr4" draw:text-style-name="P6" draw:layer="layout" svg:width="20.8cm" svg:height="5.1cm" svg:x="3cm" svg:y="6.7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>Prelude&gt; [if x `mod` 3 == 0 then "BANG!" else "BOO!" </text:span><text:span text:style-name="T6"><text:line-break/></text:span><text:span text:style-name="T6"> <text:s text:c="46"/>| x &lt;- [1..5]]</text:span></text:p>
          <text:p text:style-name="P5"><text:span text:style-name="T6">["BOO!","BOO!","BANG!","BOO!","BOO!"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1.354cm" svg:x="18.6cm" svg:y="6.2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290.3467666354 15367.084870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.2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67.85379568885 13666.95815115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.2cm">
          <text:p text:style-name="P2"><text:span text:style-name="T7">条件を</text:span></text:p>
          <text:p text:style-name="P2"><text:span text:style-name="T7">かけ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9.343955014058 22085.69643972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1.8cm" svg:x="19.3cm" svg:y="8.2cm">
          <text:p text:style-name="P2"><text:span text:style-name="T7">リストを生成する</text:span></text:p>
          <text:p text:style-name="P2"><text:span text:style-name="T7">側に</text:span><text:span text:style-name="T7">if</text:span><text:span text:style-name="T7">式も使え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8883.9069409729 21707.94003331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0E32639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7T15:59:37.784067164</dc:date>
    <dc:creator>Naruhiko Ogasawara</dc:creator>
    <meta:editing-duration>PT3H12M36S</meta:editing-duration>
    <meta:editing-cycles>10</meta:editing-cycles>
    <meta:generator>LibreOffice/4.1.2.2$Linux_X86_64 LibreOffice_project/410m0$Build-2</meta:generator>
    <meta:document-statistic meta:object-count="211"/>
  </office:meta>
</office:document-meta>
</file>